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e27e" officeooo:paragraph-rsid="001be27e"/>
    </style:style>
    <style:style style:name="P2" style:family="paragraph" style:parent-style-name="Standard">
      <style:text-properties officeooo:rsid="001c856b" officeooo:paragraph-rsid="001c856b"/>
    </style:style>
    <style:style style:name="P3" style:family="paragraph" style:parent-style-name="Standard">
      <style:text-properties officeooo:rsid="001deeea" officeooo:paragraph-rsid="001deeea"/>
    </style:style>
    <style:style style:name="P4" style:family="paragraph" style:parent-style-name="Standard">
      <style:text-properties officeooo:rsid="001fd974" officeooo:paragraph-rsid="001fd974"/>
    </style:style>
    <style:style style:name="P5" style:family="paragraph" style:parent-style-name="Standard">
      <style:text-properties officeooo:rsid="00213840" officeooo:paragraph-rsid="00213840"/>
    </style:style>
    <style:style style:name="P6" style:family="paragraph" style:parent-style-name="Standard">
      <style:text-properties officeooo:rsid="0022fa7a" officeooo:paragraph-rsid="0022fa7a"/>
    </style:style>
    <style:style style:name="P7" style:family="paragraph" style:parent-style-name="Standard">
      <style:text-properties officeooo:rsid="0022fa7a" officeooo:paragraph-rsid="002357c3"/>
    </style:style>
    <style:style style:name="P8" style:family="paragraph" style:parent-style-name="Standard">
      <style:text-properties officeooo:rsid="002357c3" officeooo:paragraph-rsid="002357c3"/>
    </style:style>
    <style:style style:name="P9" style:family="paragraph" style:parent-style-name="Standard">
      <style:text-properties officeooo:rsid="0024c6b6" officeooo:paragraph-rsid="0024c6b6"/>
    </style:style>
    <style:style style:name="P10" style:family="paragraph" style:parent-style-name="Standard">
      <style:text-properties officeooo:rsid="002cb6bd" officeooo:paragraph-rsid="002cb6bd"/>
    </style:style>
    <style:style style:name="P11" style:family="paragraph" style:parent-style-name="Standard">
      <style:text-properties officeooo:rsid="00304570" officeooo:paragraph-rsid="00304570"/>
    </style:style>
    <style:style style:name="P12" style:family="paragraph" style:parent-style-name="Standard">
      <style:text-properties officeooo:rsid="00313947" officeooo:paragraph-rsid="00313947"/>
    </style:style>
    <style:style style:name="P13" style:family="paragraph" style:parent-style-name="Standard">
      <style:text-properties officeooo:rsid="00323c2d" officeooo:paragraph-rsid="00323c2d"/>
    </style:style>
    <style:style style:name="P14" style:family="paragraph" style:parent-style-name="Standard">
      <style:text-properties officeooo:rsid="001fd974" officeooo:paragraph-rsid="001fd974"/>
    </style:style>
    <style:style style:name="P15" style:family="paragraph" style:parent-style-name="Standard">
      <style:paragraph-properties fo:break-before="page"/>
      <style:text-properties officeooo:rsid="001fd974" officeooo:paragraph-rsid="001fd974"/>
    </style:style>
    <style:style style:name="T1" style:family="text">
      <style:text-properties officeooo:rsid="00213840"/>
    </style:style>
    <style:style style:name="T2" style:family="text">
      <style:text-properties officeooo:rsid="0022fa7a"/>
    </style:style>
    <style:style style:name="T3" style:family="text">
      <style:text-properties officeooo:rsid="002357c3"/>
    </style:style>
    <style:style style:name="T4" style:family="text">
      <style:text-properties officeooo:rsid="0024c6b6"/>
    </style:style>
    <style:style style:name="T5" style:family="text">
      <style:text-properties officeooo:rsid="002f0e14"/>
    </style:style>
    <style:style style:name="T6" style:family="text">
      <style:text-properties officeooo:rsid="00323c2d"/>
    </style:style>
    <style:style style:name="T7" style:family="text">
      <style:text-properties officeooo:rsid="0033b2af"/>
    </style:style>
    <style:style style:name="T8" style:family="text">
      <style:text-properties officeooo:rsid="0034764d"/>
    </style:style>
    <style:style style:name="T9" style:family="text">
      <style:text-properties fo:color="#dddddd" officeooo:rsid="002357c3"/>
    </style:style>
    <style:style style:name="T10" style:family="text">
      <style:text-properties officeooo:rsid="00357b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hman</text:p>
      <text:p text:style-name="P1"><text:a xlink:type="simple" xlink:href="https://pxhere.com/id/photo/1069065" text:style-name="Internet_20_link" text:visited-style-name="Visited_20_Internet_20_Link">https://pxhere.com/id/photo/1069065</text:a></text:p>
      <text:p text:style-name="P1">Feet under blanket</text:p>
      <text:p text:style-name="P1"><text:a xlink:type="simple" xlink:href="https://www.youtube.com/watch?v=Yq94YgkYphg&amp;list=PLI7JzSVV_JnYDe_SwJIV_PvbzUtkm03ZO" text:style-name="Internet_20_link" text:visited-style-name="Visited_20_Internet_20_Link">https://www.youtube.com/watch?v=Yq94YgkYphg&amp;list=PLI7JzSVV_JnYDe_SwJIV_PvbzUtkm03ZO</text:a></text:p>
      <text:p text:style-name="P1">Kookaburra snake</text:p>
      <text:p text:style-name="P1"><text:a xlink:type="simple" xlink:href="https://www.youtube.com/watch?v=kr6N1KV8IGg" text:style-name="Internet_20_link" text:visited-style-name="Visited_20_Internet_20_Link">https://www.youtube.com/watch?v=kr6N1KV8IGg</text:a></text:p>
      <text:p text:style-name="P1">Slap</text:p>
      <text:p text:style-name="P1"><text:a xlink:type="simple" xlink:href="https://www.youtube.com/watch?v=uFHj83Csj7s" text:style-name="Internet_20_link" text:visited-style-name="Visited_20_Internet_20_Link">https://www.youtube.com/watch?v=uFHj83Csj7s</text:a></text:p>
      <text:p text:style-name="P1">Baby kooky</text:p>
      <text:p text:style-name="P1"><text:a xlink:type="simple" xlink:href="https://www.youtube.com/watch?v=QUwkM8L-JNI" text:style-name="Internet_20_link" text:visited-style-name="Visited_20_Internet_20_Link">https://www.youtube.com/watch?v=QUwkM8L-JNI</text:a></text:p>
      <text:p text:style-name="P1">Kooky vs Snake</text:p>
      <text:p text:style-name="P1"><text:a xlink:type="simple" xlink:href="https://www.youtube.com/watch?v=cfw3dTHaHHE" text:style-name="Internet_20_link" text:visited-style-name="Visited_20_Internet_20_Link">https://www.youtube.com/watch?v=cfw3dTHaHHE</text:a></text:p>
      <text:p text:style-name="P1">Giphy</text:p>
      <text:p text:style-name="P1">Mattress</text:p>
      <text:p text:style-name="P1"><text:a xlink:type="simple" xlink:href="https://media3.giphy.com/media/cFjPw336or9rG/giphy.gif" text:style-name="Internet_20_link" text:visited-style-name="Visited_20_Internet_20_Link">https://media3.giphy.com/media/cFjPw336or9rG/giphy.gif</text:a></text:p>
      <text:p text:style-name="P1">Roo</text:p>
      <text:p text:style-name="P1"><text:a xlink:type="simple" xlink:href="https://media.giphy.com/media/hRYXatty4dJks/giphy.gif" text:style-name="Internet_20_link" text:visited-style-name="Visited_20_Internet_20_Link">https://media.giphy.com/media/hRYXatty4dJks/giphy.gif</text:a></text:p>
      <text:p text:style-name="P2">Koala</text:p>
      <text:p text:style-name="P2"><text:a xlink:type="simple" xlink:href="https://giphy.com/gifs/australia-rGWidY9n0d3oI" text:style-name="Internet_20_link" text:visited-style-name="Visited_20_Internet_20_Link">https://giphy.com/gifs/australia-rGWidY9n0d3oI</text:a></text:p>
      <text:p text:style-name="P1">Hand</text:p>
      <text:p text:style-name="P1"><text:a xlink:type="simple" xlink:href="https://collegecandy.files.wordpress.com/2015/07/4003288.gif?w=750" text:style-name="Internet_20_link" text:visited-style-name="Visited_20_Internet_20_Link">https://collegecandy.files.wordpress.com/2015/07/4003288.gif?w=750</text:a></text:p>
      <text:p text:style-name="P3">Guitar</text:p>
      <text:p text:style-name="P3"><text:a xlink:type="simple" xlink:href="https://www.youtube.com/watch?v=TTwuYxGMPPM" text:style-name="Internet_20_link" text:visited-style-name="Visited_20_Internet_20_Link">https://www.youtube.com/watch?v=TTwuYxGMPPM</text:a></text:p>
      <text:p text:style-name="P6">Kid</text:p>
      <text:p text:style-name="P6"><text:a xlink:type="simple" xlink:href="https://pxhere.com/en/photo/1343064" text:style-name="Internet_20_link" text:visited-style-name="Visited_20_Internet_20_Link">https://pxhere.com/en/photo/1343064</text:a></text:p>
      <text:p text:style-name="P9">The castle – tell him hes dreamin</text:p>
      <text:p text:style-name="P9"><text:a xlink:type="simple" xlink:href="https://www.youtube.com/watch?v=dik_wnOE4dk" text:style-name="Internet_20_link" text:visited-style-name="Visited_20_Internet_20_Link">https://www.youtube.com/watch?v=dik_wnOE4dk</text:a></text:p>
      <text:p text:style-name="P11">Deadly Animals</text:p>
      <text:p text:style-name="P11"><text:a xlink:type="simple" xlink:href="https://imgur.com/gallery/PU7sSEV" text:style-name="Internet_20_link" text:visited-style-name="Visited_20_Internet_20_Link">https://imgur.com/gallery/PU7sSEV</text:a> </text:p>
      <text:p text:style-name="P12">Sicko</text:p>
      <text:p text:style-name="P12"><text:a xlink:type="simple" xlink:href="https://pixabay.com/en/horror-man-mask-scary-halloween-1983737/" text:style-name="Internet_20_link" text:visited-style-name="Visited_20_Internet_20_Link">https://pixabay.com/en/horror-man-mask-scary-halloween-1983737/</text:a> </text:p>
      <text:p text:style-name="P13">Handsup</text:p>
      <text:p text:style-name="P13"><text:a xlink:type="simple" xlink:href="https://pixabay.com/en/confused-hands-up-unsure-perplexed-2681507/" text:style-name="Internet_20_link" text:visited-style-name="Visited_20_Internet_20_Link">https://pixabay.com/en/confused-hands-up-unsure-perplexed-2681507/</text:a></text:p>
      <text:p text:style-name="P13"/>
      <text:p text:style-name="P3"/>
      <text:p text:style-name="P4"/>
      <text:p text:style-name="P15">Rainbow – kooky – didge</text:p>
      <text:p text:style-name="P5">Kookaburra Privacy</text:p>
      <text:p text:style-name="P4">Yeh g’day- I’m an aussie living in <text:span text:style-name="T2">San Francisco</text:span> I’m not sure if you know where <text:span text:style-name="T10">straya</text:span> is but its a country down under – and we’ve got lots of pretty bloody amazing animals. You might have heard of the koala, we love koalas. Or the kangaroo – <text:span text:style-name="T8">avagoyamug</text:span>. <text:span text:style-name="T1">But we also have a cracker bird – our national bird – the kookaburra. It’s famous for laughing and killing snakes. </text:span></text:p>
      <text:p text:style-name="P4">…..</text:p>
      <text:p text:style-name="P4"/>
      <text:p text:style-name="P4">…</text:p>
      <text:p text:style-name="P4"/>
      <text:p text:style-name="P5">I don’t know if you’ve heard, but recently a company called cambridge analytics stole <text:span text:style-name="T7">about 100</text:span> million facebook users data… and we’re pretty <text:span text:style-name="T2">sad about that.</text:span></text:p>
      <text:p text:style-name="P6"/>
      <text:p text:style-name="P6">And while some people may think its funny that they treat our lives like a russian clown-car, we at kookaburra privacy think its just gotta stop. </text:p>
      <text:p text:style-name="P6"/>
      <text:p text:style-name="P6">Remember that kooky that kills the snakes… <text:span text:style-name="T4">yeh </text:span>thats us.</text:p>
      <text:p text:style-name="P6"/>
      <text:p text:style-name="P6">So we developed a device that sits between your home-automation device (your alexa, home-pod, siri, <text:span text:style-name="T4">okgoogle,</text:span> whatever) and <text:span text:style-name="T3">the power outlet and makes sure no peeping tom weirdo sick freak with keys to your proverbial castle listens in when you dont want </text:span><text:span text:style-name="T9">(tell him hes dreamin)</text:span><text:span text:style-name="T3">.</text:span></text:p>
      <text:p text:style-name="P6"/>
      <text:p text:style-name="P8">You know most of the big companies <text:span text:style-name="T6">can </text:span>record you having sex, <text:span text:style-name="T4">brushing your teeth, </text:span>and <text:span text:style-name="T4">even when you get into a </text:span>blue with your old lady? <text:s/><text:span text:style-name="T4">Thats a bit bleeding sick.</text:span></text:p>
      <text:p text:style-name="P8"/>
      <text:p text:style-name="P10">How does it work? Well you connect your power to the snake slayin kooky, and connect that to your device. All you gotta say is ‘<text:span text:style-name="T8">kookaburra</text:span>’ and your device is ready to rumble as it normally is. Say ‘<text:span text:style-name="T8">privacy</text:span>’ and it shuts her off at the mains… <text:span text:style-name="T5">no privacy leaks, no updated agreements, </text:span>no bullshit.</text:p>
      <text:p text:style-name="P8"/>
      <text:p text:style-name="P7"><text:span text:style-name="T3">Would you trust a company who </text:span>gave <text:span text:style-name="T3">yours and </text:span>everyone’s emails to the chines<text:span text:style-name="T3">e to protect your privacy? Nah… Bugger that! Get a kooky!</text:span></text:p>
      <text:p text:style-name="P7"/>
      <text:p text:style-name="P8">A kooky will protect you from the snakes. And laugh about it while doing it.</text:p>
      <text:p text:style-name="P8"/>
      <text:p text:style-name="P9">Get yours now here today.</text:p>
      <text:p text:style-name="P8"/>
      <text:p text:style-name="P8"/>
      <text:p text:style-name="P8"/>
      <text:p text:style-name="P8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5:36:13.026991318</meta:creation-date>
    <dc:date>2018-04-16T04:56:42.157030033</dc:date>
    <meta:editing-duration>PT3H49M18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2" meta:paragraph-count="47" meta:word-count="357" meta:character-count="2702" meta:non-whitespace-character-count="2380"/>
  </office:meta>
</office:document-meta>
</file>